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30091" officeooo:paragraph-rsid="00130091"/>
    </style:style>
    <style:style style:name="P2" style:family="paragraph" style:parent-style-name="Standard">
      <style:text-properties officeooo:rsid="00130091" officeooo:paragraph-rsid="00130091"/>
    </style:style>
    <style:style style:name="P3" style:family="paragraph" style:parent-style-name="Standard">
      <style:text-properties officeooo:rsid="00130091" officeooo:paragraph-rsid="0014ef21"/>
    </style:style>
    <style:style style:name="P4" style:family="paragraph" style:parent-style-name="Standard">
      <style:text-properties officeooo:rsid="0014ef21" officeooo:paragraph-rsid="0014ef21"/>
    </style:style>
    <style:style style:name="P5" style:family="paragraph" style:parent-style-name="Standard">
      <style:text-properties fo:font-size="13pt" fo:font-style="italic" officeooo:rsid="00130091" officeooo:paragraph-rsid="00130091" style:font-size-asian="13pt" style:font-style-asian="italic" style:font-size-complex="13pt" style:font-style-complex="italic"/>
    </style:style>
    <style:style style:name="P6" style:family="paragraph" style:parent-style-name="Standard">
      <style:text-properties fo:font-size="13pt" fo:font-style="italic" officeooo:rsid="001783c3" officeooo:paragraph-rsid="001783c3" style:font-size-asian="13pt" style:font-style-asian="italic" style:font-size-complex="13pt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13pt" fo:font-style="italic" officeooo:rsid="001bfb48" officeooo:paragraph-rsid="001bfb48" style:font-size-asian="13pt" style:font-style-asian="italic" style:font-size-complex="13pt" style:font-style-complex="italic"/>
    </style:style>
    <style:style style:name="P8" style:family="paragraph" style:parent-style-name="Standard">
      <style:text-properties fo:font-size="13pt" fo:font-style="italic" style:text-underline-style="none" officeooo:rsid="001d87a7" officeooo:paragraph-rsid="001d87a7" style:font-size-asian="13pt" style:font-style-asian="italic" style:font-size-complex="13pt" style:font-style-complex="italic"/>
    </style:style>
    <style:style style:name="P9" style:family="paragraph" style:parent-style-name="Standard">
      <style:text-properties fo:font-size="14pt" style:text-underline-style="solid" style:text-underline-width="auto" style:text-underline-color="font-color" officeooo:rsid="00130091" officeooo:paragraph-rsid="00130091" style:font-size-asian="14pt" style:font-size-complex="14pt"/>
    </style:style>
    <style:style style:name="P10" style:family="paragraph" style:parent-style-name="Standard">
      <style:text-properties fo:font-size="14pt" style:text-underline-style="solid" style:text-underline-width="auto" style:text-underline-color="font-color" officeooo:rsid="001bfb48" officeooo:paragraph-rsid="001bfb48" style:font-size-asian="14pt" style:font-size-complex="14pt"/>
    </style:style>
    <style:style style:name="P11" style:family="paragraph" style:parent-style-name="Standard">
      <style:text-properties fo:font-size="14pt" fo:font-style="normal" style:text-underline-style="solid" style:text-underline-width="auto" style:text-underline-color="font-color" officeooo:rsid="001783c3" officeooo:paragraph-rsid="001783c3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30091" officeooo:paragraph-rsid="00130091" style:font-size-asian="20pt" style:font-size-complex="20pt"/>
    </style:style>
    <style:style style:name="P13" style:family="paragraph" style:parent-style-name="Standard">
      <style:text-properties officeooo:rsid="001783c3" officeooo:paragraph-rsid="001783c3"/>
    </style:style>
    <style:style style:name="P14" style:family="paragraph" style:parent-style-name="Standard">
      <style:text-properties officeooo:rsid="0018494f" officeooo:paragraph-rsid="0018494f"/>
    </style:style>
    <style:style style:name="P15" style:family="paragraph" style:parent-style-name="Standard">
      <style:text-properties officeooo:rsid="001a084c" officeooo:paragraph-rsid="001a084c"/>
    </style:style>
    <style:style style:name="P16" style:family="paragraph" style:parent-style-name="Standard">
      <style:paragraph-properties fo:text-align="start" style:justify-single-word="false"/>
      <style:text-properties officeooo:rsid="001bfb48" officeooo:paragraph-rsid="001bfb48"/>
    </style:style>
    <style:style style:name="P17" style:family="paragraph" style:parent-style-name="Standard">
      <style:text-properties officeooo:rsid="001d87a7" officeooo:paragraph-rsid="001d87a7"/>
    </style:style>
    <style:style style:name="P18" style:family="paragraph" style:parent-style-name="Standard">
      <style:text-properties officeooo:paragraph-rsid="001d87a7"/>
    </style:style>
    <style:style style:name="T1" style:family="text">
      <style:text-properties officeooo:rsid="0014ef21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6d6e6"/>
    </style:style>
    <style:style style:name="T4" style:family="text">
      <style:text-properties officeooo:rsid="0019ba8d"/>
    </style:style>
    <style:style style:name="T5" style:family="text">
      <style:text-properties officeooo:rsid="001d87a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ompte rendu TP1</text:p>
      <text:p text:style-name="P2"/>
      <text:p text:style-name="P9">Question 1 :</text:p>
      <text:p text:style-name="P5">A quoi servent les classes MainWidget et GeometryEngine?</text:p>
      <text:p text:style-name="P2"/>
      <text:p text:style-name="P3">La classe MainWidget permet de gérer la fenêtre principale de l’application. <text:span text:style-name="T1">Elle initialise OpenGL et permet de gérer les évènements (clavier, souris, temps…) ainsi que la partie graphique.</text:span></text:p>
      <text:p text:style-name="P3">A noter que cette classe est obsolète depuis QT4, on lui préfère la classe QMainWindow.</text:p>
      <text:p text:style-name="P4"/>
      <text:p text:style-name="P4">La classe GeometryEngine permet de générer différentes figures géométriques, en l’occurrence un cube. <text:span text:style-name="T3">Elle spécifie</text:span> ses dimensions, ses coordonnées dans l’espace ainsi que <text:span text:style-name="T3">sa texture.</text:span></text:p>
      <text:p text:style-name="P4"/>
      <text:p text:style-name="P8">A quoi servent les fichiers fshader.glsl et vshader.glsl?</text:p>
      <text:p text:style-name="P18"/>
      <text:p text:style-name="P18"><text:span text:style-name="T5">Les shaders servent à programmer le pipeline de rendu par défaut de la carte graphique. </text:span>L<text:span text:style-name="T5">eur</text:span> compilation <text:span text:style-name="T5">est </text:span>effectuée lors du lancement de <text:span text:style-name="T5">l’</text:span>application et l'exécution se passe au niveau du GPU.<text:span text:style-name="T5"> Ici, le fichier fshader.glsl gère les fragments shaders, aussi appelés les pixels shaders.</text:span></text:p>
      <text:p text:style-name="P17">Ils permettent de traiter le rendu de chaque pixel qui s’affichera à l’écran.</text:p>
      <text:p text:style-name="P17"/>
      <text:p text:style-name="P18"><text:span text:style-name="T5">Le fichier vshader.glsl gère les vertex shaders </text:span>qui interviennent lors du traitement de chaque sommet. Dans les vertex shaders, <text:span text:style-name="T5">on peut</text:span> modifier le calcul des différents attributs de <text:span text:style-name="T5">n</text:span>os sommets.</text:p>
      <text:p text:style-name="P18"/>
      <text:p text:style-name="P11">Question 2 :</text:p>
      <text:p text:style-name="P6">Expliquer le fonctionnement des deux méthodes</text:p>
      <text:p text:style-name="P6">void GeometryEngine::initCubeGeometry() et </text:p>
      <text:p text:style-name="P6">void GeometryEngine::drawCubeGeometry(QOpenGLShaderProgram *program)</text:p>
      <text:p text:style-name="P13"/>
      <text:p text:style-name="P14">La méthode initCubeGeometry spécifie les coordonnées du cube en décla<text:span text:style-name="T4">rant les v</text:span>ecteurs des différentes faces et les indices correspondants aux textures de chacune des faces, <text:span text:style-name="T4">sans oublier d’allouer l’espace mémoire nécessaire dans la carte graphique à l’aide des VBO.</text:span></text:p>
      <text:p text:style-name="P14"/>
      <text:p text:style-name="P15">La méthode drawCubeGeometry indique à OpenGL quels VBO utiliser, comment localiser les vecteurs de positions et de textures, puis de dessiner la figure géométrique à l’aide de ces données.</text:p>
      <text:p text:style-name="P15"/>
      <text:p text:style-name="P10">Question 3 :</text:p>
      <text:p text:style-name="P7">En vous inspirant des deux méthodes précédentes, écrivez les méthodes permettant d’initialiser et d’afficher une surface plane (16*16 sommets) composée de triangles.</text:p>
      <text:p text:style-name="P7">Ensuite créer une fonction pour calculer les 16*16 sommets et faces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0091" officeooo:paragraph-rsid="00130091"/>
    </style:style>
    <style:style style:name="MT1" style:family="text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i Malta Tony<text:tab/><text:span text:style-name="MT1">Moteurs de Jeux</text:span><text:tab/>M2 - S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0:48:21.385996156</meta:creation-date>
    <dc:date>2017-09-15T11:30:45.616448741</dc:date>
    <meta:editing-duration>PT31M28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306" meta:character-count="2063" meta:non-whitespace-character-count="1776"/>
  </office:meta>
</office:document-meta>
</file>